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z</text:p>
          </table:table-cell>
          <table:table-cell office:value-type="string" table:style-name="ce1">
            <text:p>Vs</text:p>
          </table:table-cell>
          <table:table-cell office:value-type="string" table:style-name="ce1">
            <text:p>Ve</text:p>
          </table:table-cell>
          <table:table-cell office:value-type="string" table:style-name="ce1">
            <text:p>phase</text:p>
          </table:table-cell>
          <table:table-cell table:style-name="ce1"/>
          <table:table-cell office:value-type="string" table:style-name="ce2">
            <text:p>G=</text:p>
            <draw:frame draw:z-index="2" draw:id="id1" draw:style-name="a1" draw:name="Graphique 4" svg:x="0.82292in" svg:y="0.05729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1.43" table:style-name="ce1">
            <text:p>1,43</text:p>
          </table:table-cell>
          <table:table-cell office:value-type="float" office:value="15" table:style-name="ce1">
            <text:p>15</text:p>
          </table:table-cell>
          <table:table-cell office:value-type="float" office:value="-15" table:formula="of:=[.D2]*-1" table:style-name="ce1">
            <text:p>-15</text:p>
          </table:table-cell>
          <table:table-cell office:value-type="float" office:value="-1.8175609647628672" table:formula="of:=20*LOG([.B2]/[.C2])" table:style-name="ce1">
            <text:p>-1,817560965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1.45" table:style-name="ce1">
            <text:p>1,45</text:p>
          </table:table-cell>
          <table:table-cell office:value-type="float" office:value="29" table:style-name="ce1">
            <text:p>29</text:p>
          </table:table-cell>
          <table:table-cell office:value-type="float" office:value="-29" table:formula="of:=[.D3]*-1" table:style-name="ce1">
            <text:p>-29</text:p>
          </table:table-cell>
          <table:table-cell office:value-type="float" office:value="-2.3209004689663484" table:formula="of:=20*LOG([.B3]/[.C3])" table:style-name="ce1">
            <text:p>-2,320900469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91200000000000003" table:style-name="ce1">
            <text:p>0,912</text:p>
          </table:table-cell>
          <table:table-cell office:value-type="float" office:value="1.44" table:style-name="ce1">
            <text:p>1,44</text:p>
          </table:table-cell>
          <table:table-cell office:value-type="float" office:value="50" table:style-name="ce1">
            <text:p>50</text:p>
          </table:table-cell>
          <table:table-cell office:value-type="float" office:value="-50" table:formula="of:=[.D4]*-1" table:style-name="ce1">
            <text:p>-50</text:p>
          </table:table-cell>
          <table:table-cell office:value-type="float" office:value="-3.9673530753366681" table:formula="of:=20*LOG([.B4]/[.C4])" table:style-name="ce1">
            <text:p>-3,967353075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73699999999999999" table:style-name="ce1">
            <text:p>0,737</text:p>
          </table:table-cell>
          <table:table-cell office:value-type="float" office:value="1.45" table:style-name="ce1">
            <text:p>1,45</text:p>
          </table:table-cell>
          <table:table-cell office:value-type="float" office:value="61" table:style-name="ce1">
            <text:p>61</text:p>
          </table:table-cell>
          <table:table-cell office:value-type="float" office:value="-61" table:formula="of:=[.D5]*-1" table:style-name="ce1">
            <text:p>-61</text:p>
          </table:table-cell>
          <table:table-cell office:value-type="float" office:value="-5.8780102875184674" table:formula="of:=20*LOG([.B5]/[.C5])" table:style-name="ce1">
            <text:p>-5,878010288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0.59899999999999998" table:style-name="ce1">
            <text:p>0,599</text:p>
          </table:table-cell>
          <table:table-cell office:value-type="float" office:value="1.44" table:style-name="ce1">
            <text:p>1,44</text:p>
          </table:table-cell>
          <table:table-cell office:value-type="float" office:value="74" table:style-name="ce1">
            <text:p>74</text:p>
          </table:table-cell>
          <table:table-cell office:value-type="float" office:value="-74" table:formula="of:=[.D6]*-1" table:style-name="ce1">
            <text:p>-74</text:p>
          </table:table-cell>
          <table:table-cell office:value-type="float" office:value="-7.6187133941187648" table:formula="of:=20*LOG([.B6]/[.C6])" table:style-name="ce1">
            <text:p>-7,618713394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49299999999999999" table:style-name="ce1">
            <text:p>0,493</text:p>
          </table:table-cell>
          <table:table-cell office:value-type="float" office:value="1.44" table:style-name="ce1">
            <text:p>1,44</text:p>
          </table:table-cell>
          <table:table-cell office:value-type="float" office:value="85" table:style-name="ce1">
            <text:p>85</text:p>
          </table:table-cell>
          <table:table-cell office:value-type="float" office:value="-85" table:formula="of:=[.D7]*-1" table:style-name="ce1">
            <text:p>-85</text:p>
          </table:table-cell>
          <table:table-cell office:value-type="float" office:value="-9.3103114563603935" table:formula="of:=20*LOG([.B7]/[.C7])" table:style-name="ce1">
            <text:p>-9,310311456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.41699999999999998" table:style-name="ce1">
            <text:p>0,417</text:p>
          </table:table-cell>
          <table:table-cell office:value-type="float" office:value="1.44" table:style-name="ce1">
            <text:p>1,44</text:p>
          </table:table-cell>
          <table:table-cell office:value-type="float" office:value="89" table:style-name="ce1">
            <text:p>89</text:p>
          </table:table-cell>
          <table:table-cell office:value-type="float" office:value="-89" table:formula="of:=[.D8]*-1" table:style-name="ce1">
            <text:p>-89</text:p>
          </table:table-cell>
          <table:table-cell office:value-type="float" office:value="-10.764528742429844" table:formula="of:=20*LOG([.B8]/[.C8])" table:style-name="ce1">
            <text:p>-10,76452874</text:p>
          </table:table-cell>
          <table:table-cell table:number-columns-repeated="1637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.35499999999999998" table:style-name="ce1">
            <text:p>0,355</text:p>
          </table:table-cell>
          <table:table-cell office:value-type="float" office:value="1.44" table:style-name="ce1">
            <text:p>1,44</text:p>
          </table:table-cell>
          <table:table-cell office:value-type="float" office:value="94" table:style-name="ce1">
            <text:p>94</text:p>
          </table:table-cell>
          <table:table-cell office:value-type="float" office:value="-94" table:formula="of:=[.D9]*-1" table:style-name="ce1">
            <text:p>-94</text:p>
          </table:table-cell>
          <table:table-cell office:value-type="float" office:value="-12.162682780803111" table:formula="of:=20*LOG([.B9]/[.C9])" table:style-name="ce1">
            <text:p>-12,16268278</text:p>
          </table:table-cell>
          <table:table-cell table:number-columns-repeated="1637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.307" table:style-name="ce1">
            <text:p>0,307</text:p>
          </table:table-cell>
          <table:table-cell office:value-type="float" office:value="1.44" table:style-name="ce1">
            <text:p>1,44</text:p>
          </table:table-cell>
          <table:table-cell office:value-type="float" office:value="104" table:style-name="ce1">
            <text:p>104</text:p>
          </table:table-cell>
          <table:table-cell office:value-type="float" office:value="-104" table:formula="of:=[.D10]*-1" table:style-name="ce1">
            <text:p>-104</text:p>
          </table:table-cell>
          <table:table-cell office:value-type="float" office:value="-13.424482332361263" table:formula="of:=20*LOG([.B10]/[.C10])" table:style-name="ce1">
            <text:p>-13,42448233</text:p>
          </table:table-cell>
          <table:table-cell table:number-columns-repeated="1637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26600000000000001" table:style-name="ce1">
            <text:p>0,266</text:p>
          </table:table-cell>
          <table:table-cell office:value-type="float" office:value="1.44" table:style-name="ce1">
            <text:p>1,44</text:p>
          </table:table-cell>
          <table:table-cell office:value-type="float" office:value="109" table:style-name="ce1">
            <text:p>109</text:p>
          </table:table-cell>
          <table:table-cell office:value-type="float" office:value="-109" table:formula="of:=[.D11]*-1" table:style-name="ce1">
            <text:p>-109</text:p>
          </table:table-cell>
          <table:table-cell office:value-type="float" office:value="-14.669617109283653" table:formula="of:=20*LOG([.B11]/[.C11])" table:style-name="ce1">
            <text:p>-14,66961711</text:p>
          </table:table-cell>
          <table:table-cell table:number-columns-repeated="16378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.23699999999999999" table:style-name="ce1">
            <text:p>0,237</text:p>
          </table:table-cell>
          <table:table-cell office:value-type="float" office:value="1.44" table:style-name="ce1">
            <text:p>1,44</text:p>
          </table:table-cell>
          <table:table-cell office:value-type="float" office:value="104" table:style-name="ce1">
            <text:p>104</text:p>
          </table:table-cell>
          <table:table-cell office:value-type="float" office:value="-104" table:formula="of:=[.D12]*-1" table:style-name="ce1">
            <text:p>-104</text:p>
          </table:table-cell>
          <table:table-cell office:value-type="float" office:value="-15.672282921702916" table:formula="of:=20*LOG([.B12]/[.C12])" table:style-name="ce1">
            <text:p>-15,67228292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>
            <draw:frame draw:z-index="1" draw:id="id0" draw:style-name="a0" draw:name="Graphique 3" svg:x="0.80208in" svg:y="0.13021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Léo THOMAS</meta:initial-creator>
    <dc:creator>Léo THOMAS</dc:creator>
    <meta:creation-date>2023-12-11T07:18:42Z</meta:creation-date>
    <dc:date>2023-12-11T08:22:4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/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Feuil1.$E$1" chart:values-cell-range-address="Feuil1.$E$2:.$E$12" chart:class="chart:scatter" chart:attached-axis="primary-y" chart:style-name="G0S0">
            <chart:domain table:cell-range-address="Feuil1.$A$2:.$A$12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G</text:p>
        </chart:title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Feuil1.$E$1:.$E$12" chart:class="chart:scatter" chart:attached-axis="primary-y" chart:style-name="G0S0">
            <chart:domain table:cell-range-address="Feuil1.$A$1:.$A$12"/>
            <chart:data-point chart:repeated="12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